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ce29"/>
        <table:table-column table:style-name="co9" table:default-cell-style-name="ce29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8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28" office:value-type="string" calcext:value-type="string">
            <text:p>Cosmetic Approval (Y/N)</text:p>
          </table:table-cell>
          <table:table-cell table:style-name="ce28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N (file update, use same profile)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N (reslice, top artifacts)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2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N (resonance)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4.5.0.4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4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2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8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 table:style-name="ce28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2</text:p>
          </table:table-cell>
          <table:table-cell table:style-name="ce20" office:value-type="string" calcext:value-type="string">
            <text:p>N(reslice)(torque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2</text:p>
          </table:table-cell>
          <table:table-cell table:style-name="ce20" office:value-type="string" calcext:value-type="string">
            <text:p>N(reslice)(orientation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office:value-type="string" calcext:value-type="string">
            <text:p>N(reslice)(support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office:value-type="string" calcext:value-type="string">
            <text:p>N(reslice)(warp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office:value-type="string" calcext:value-type="string">
            <text:p>N(redesigned)</text:p>
          </table:table-cell>
          <table:table-cell table:style-name="ce28" table:number-columns-repeated="2"/>
        </table:table-row>
        <table:table-row table:style-name="ro4">
          <table:table-cell table:style-name="ce17"/>
          <table:table-cell table:style-name="ce18"/>
          <table:table-cell table:style-name="ce28"/>
          <table:table-cell table:style-name="ce20"/>
          <table:table-cell table:style-name="ce28" table:number-columns-repeated="2"/>
        </table:table-row>
        <table:table-row table:style-name="ro4" table:number-rows-repeated="1048540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  <table:database-ranges>
        <table:database-range table:name="__Anonymous_Sheet_DB__1" table:target-range-address="'For R&amp;D build'.A1:'For R&amp;D build'.F3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14:42:19.375453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29T14:54:13.256475522</dc:date>
    <meta:editing-duration>PT11H24M41S</meta:editing-duration>
    <meta:editing-cycles>70</meta:editing-cycles>
    <meta:generator>LibreOffice/5.0.4.2$Linux_X86_64 LibreOffice_project/2b9802c1994aa0b7dc6079e128979269cf95bc78</meta:generator>
    <meta:print-date>2016-08-12T14:13:04.331288689</meta:print-date>
    <meta:printed-by>aleph </meta:printed-by>
    <meta:document-statistic meta:table-count="2" meta:cell-count="260" meta:object-count="0"/>
  </office:meta>
</office:document-meta>
</file>